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source Request: <text:span text:style-name="T1">Text-to-Sign Language Vector Generation</text:span></text:p>
      <text:p text:style-name="Standard"/>
      <text:p text:style-name="P1">Project summary</text:p>
      <text:p text:style-name="Standard"/>
      <text:p text:style-name="Standard"><text:span text:style-name="T1">Goal: </text:span>Train a model that converts text/gloss to sign-language pose vectors suitable for Unity animation.</text:p>
      <text:p text:style-name="Standard"><text:span text:style-name="T1">Context: </text:span>Using iSign dataset (Exploration-Lab/iSign, CC BY‑NC‑SA 4.0; gated), and PoseStich-SLT preprocessing logic (pose stitching, vocabulary alignment).</text:p>
      <text:p text:style-name="Standard">Output: 2D pose sequences (76 keypoints → 152-D per frame) exportable to Unity.</text:p>
      <text:p text:style-name="Standard"/>
      <text:p text:style-name="Standard"/>
      <text:p text:style-name="Standard">Either an on‑prem GPU server with storage, or a cloud GPU instance with adequate disk, plus help with access and setup.</text:p>
      <text:p text:style-name="Standard">Permission to access Hugging Face gated repos; stable network to download large dataset parts.</text:p>
      <text:p text:style-name="Standard">Technical requirements</text:p>
      <text:p text:style-name="Standard"/>
      <text:p text:style-name="P1">Dataset</text:p>
      <text:p text:style-name="Standard"/>
      <text:p text:style-name="Standard"><text:span text:style-name="T1">iSign CSVs</text:span> (loaded already) and .pose archive (four parts to zip, ~48 GB each; total ~<text:span text:style-name="T1">200 GB</text:span> + unzip headroom).</text:p>
      <text:p text:style-name="Standard">License: CC BY‑NC‑SA 4.0, research-only; no redistribution; storage must be restricted.</text:p>
      <text:p text:style-name="Standard">Compute (recommended vs minimum)</text:p>
      <text:p text:style-name="Standard">Recommended: <text:span text:style-name="T1">1× NVIDIA A10 (24 GB) or V100 (16 GB) or A100 (40 GB+).</text:span></text:p>
      <text:p text:style-name="Standard">Minimum workable: 12 GB VRAM (e.g., RTX 3060 12 GB). My laptop has 6 GB VRAM; not practical at scale.</text:p>
      <text:p text:style-name="P1">CPU/RAM: 8+ cores, 32–64 GB RAM.</text:p>
      <text:p text:style-name="Standard">Storage</text:p>
      <text:p text:style-name="Standard">300 GB fast SSD/NVMe for dataset + workspace (200 GB poses + 50–100 GB headroom).</text:p>
      <text:p text:style-name="Standard">Optional backup/long‑term storage.</text:p>
      <text:p text:style-name="Standard"/>
      <text:p text:style-name="Standard">Network</text:p>
      <text:p text:style-name="Standard"/>
      <text:p text:style-name="Standard">Outbound access to Hugging Face Hub (datasets/model pulls).</text:p>
      <text:p text:style-name="Standard">Ability to set HUGGINGFACE_HUB_TOKEN (fine‑grained token with “Read access to contents of all public gated repos you can access”).</text:p>
      <text:p text:style-name="Standard"/>
      <text:p text:style-name="Standard">Software stack</text:p>
      <text:p text:style-name="Standard">Ubuntu 22.04 LTS, CUDA 12.x + drivers, Python 3.10–3.12, PyTorch 2.x.</text:p>
      <text:p text:style-name="Standard">Python libs: datasets, huggingface-hub, transformers, pose-format, numpy, pandas, bitsandbytes (optional), mediapipe (optional), ffmpeg, git-lfs.</text:p>
      <text:p text:style-name="Standard">Optional scheduler: Slurm (nice to have), or direct SSH with conda/venv.</text:p>
      <text:p text:style-name="Standard">Two deployment options</text:p>
      <text:p text:style-name="Standard"/>
      <text:p text:style-name="P1">In‑house GPU server (preferred if available)</text:p>
      <text:p text:style-name="P1">1× A10/V100/A100 GPU; 300 GB NVMe; 32–64 GB RAM.</text:p>
      <text:p text:style-name="Standard">Create Linux user; optional Slurm account/partition.</text:p>
      <text:p text:style-name="Standard">Open firewall for HF Hub; install CUDA/driver; enable git‑lfs.</text:p>
      <text:p text:style-name="Standard">Mount project directory with quota (~400 GB).</text:p>
      <text:p text:style-name="Standard"/>
      <text:p text:style-name="Standard"/>
      <text:p text:style-name="Standard"/>
      <text:p text:style-name="Standard"/>
      <text:p text:style-name="P1"><text:soft-page-break/>Cloud GPU (backup/overflow)</text:p>
      <text:p text:style-name="Standard"/>
      <text:p text:style-name="Standard">Colab Pro/Pro+, Paperspace, Lambda Labs, Vast.ai, or AWS (g5.xlarge A10G 24 GB; g4dn.xlarge T4 16 GB).</text:p>
      <text:p text:style-name="Standard">Storage: 300 GB attached volume (e.g., AWS EBS).</text:p>
      <text:p text:style-name="Standard">Target budget: 60–120 GPU hours for baseline experiments.</text:p>
      <text:p text:style-name="Standard">Planned work and timeline</text:p>
      <text:p text:style-name="Standard"/>
      <text:p text:style-name="Standard"/>
      <text:p text:style-name="Standard">Data security and compliance</text:p>
      <text:p text:style-name="Standard"/>
      <text:p text:style-name="Standard">Use strictly for research; non‑commercial.</text:p>
      <text:p text:style-name="Standard">No public redistribution of raw iSign content; respect gated access.</text:p>
      <text:p text:style-name="Standard">Store on restricted volumes; delete upon project completion if required.</text:p>
      <text:p text:style-name="Standard">Share only derived metrics/models per license terms.</text:p>
      <text:p text:style-name="Standard">Support/actions requested from the college</text:p>
      <text:p text:style-name="Standard"/>
      <text:p text:style-name="Standard">Approve one of:</text:p>
      <text:p text:style-name="Standard">A) Access to in‑house GPU server matching specs above.</text:p>
      <text:p text:style-name="Standard">B) Cloud credits/account for a GPU instance + 300 GB storage.</text:p>
      <text:p text:style-name="Standard">Perform/administer:</text:p>
      <text:p text:style-name="Standard">Create user account (and Slurm if applicable).</text:p>
      <text:p text:style-name="Standard">Install NVIDIA drivers/CUDA; enable git‑lfs; open outbound to HF Hub.</text:p>
      <text:p text:style-name="Standard">Provide a project folder with 400 GB quota (or cloud volume).</text:p>
      <text:p text:style-name="Standard">Provide a point of contact for sysadmin and cloud billing.</text:p>
      <text:p text:style-name="Standard">Optional cost‑reduction measures</text:p>
      <text:p text:style-name="Standard"/>
      <text:p text:style-name="Standard">Start with a 1–5k UID subset (request from dataset owners) to iterate quickly.</text:p>
      <text:p text:style-name="Standard">Use 8‑bit optimizer (bitsandbytes), gradient checkpointing, mixed precision.</text:p>
      <text:p text:style-name="Standard">Downsample poses to 10–15 fps; cap sequence length at 96–128 frames.</text:p>
      <text:p text:style-name="Standard">Approval checklist</text:p>
      <text:p text:style-name="Standard"/>
      <text:p text:style-name="Standard"><text:s/>Compute: GPU model __________ VRAM ________</text:p>
      <text:p text:style-name="Standard"><text:s/>RAM ________ Storage (NVMe) ________ GB</text:p>
      <text:p text:style-name="Standard"><text:s/>OS/CUDA/Driver installed [ ] Yes [ ] No</text:p>
      <text:p text:style-name="Standard"><text:s/>Network to HF Hub open [ ] Yes</text:p>
      <text:p text:style-name="Standard"><text:s/>User/Slurm account created [ ] Yes</text:p>
      <text:p text:style-name="Standard"><text:s/>Project folder path: ____________________</text:p>
      <text:p text:style-name="Standard"><text:s/>Cloud account/credits (if cloud): ____________________</text:p>
      <text:p text:style-name="Standard"><text:s/>Data retention policy acknowledged [ ] Yes</text:p>
      <text:p text:style-name="Standard"><text:s/>License constraints (CC BY‑NC‑SA) acknowledged [ ] Yes</text:p>
      <text:p text:style-name="Standard">Contact</text:p>
      <text:p text:style-name="Standard"/>
      <text:p text:style-name="Standard">Researcher: ____________________ (email/phone)</text:p>
      <text:p text:style-name="Standard">Supervisor (if any): ____________________</text:p>
      <text:p text:style-name="Standard">Project repo/workspace: will provide upon provis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22:24:50.048436179</meta:creation-date>
    <dc:date>2025-10-21T22:33:01.348839484</dc:date>
    <meta:editing-duration>PT8M13S</meta:editing-duration>
    <meta:editing-cycles>1</meta:editing-cycles>
    <meta:document-statistic meta:table-count="0" meta:image-count="0" meta:object-count="0" meta:page-count="2" meta:paragraph-count="68" meta:word-count="550" meta:character-count="3723" meta:non-whitespace-character-count="3240"/>
    <meta:generator>LibreOffice/24.2.7.2$Linux_X86_64 LibreOffice_project/420$Build-2</meta:generator>
  </office:meta>
</office:document-meta>
</file>